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0a9" officeooo:paragraph-rsid="000db0a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0a9" officeooo:paragraph-rsid="000db0a9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b0a9" officeooo:paragraph-rsid="000db0a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29b1" officeooo:paragraph-rsid="000e29b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d657" officeooo:paragraph-rsid="000ed65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9ee5" officeooo:paragraph-rsid="00119ee5"/>
    </style:style>
    <style:style style:name="T1" style:family="text">
      <style:text-properties officeooo:rsid="000e29b1"/>
    </style:style>
    <style:style style:name="T2" style:family="text">
      <style:text-properties officeooo:rsid="000fa2df"/>
    </style:style>
    <style:style style:name="T3" style:family="text">
      <style:text-properties officeooo:rsid="000fad87"/>
    </style:style>
    <style:style style:name="T4" style:family="text">
      <style:text-properties officeooo:rsid="0012db82"/>
    </style:style>
    <style:style style:name="T5" style:family="text">
      <style:text-properties officeooo:rsid="001409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Práctico N.º <text:span text:style-name="T5">9</text:span> – Triggers</text:p>
      <text:p text:style-name="P1"/>
      <text:list xml:id="list198897437" text:style-name="L1">
        <text:list-item>
          <text:p text:style-name="P3">Explique la diferencia entre PA y T?</text:p>
        </text:list-item>
        <text:list-item>
          <text:p text:style-name="P3">Cuándo usaría PA y cuándo T?</text:p>
        </text:list-item>
        <text:list-item>
          <text:p text:style-name="P6">Identifique las partes de un trigger (código). <text:span text:style-name="T4">Debe tener alguna consideración con el gestor de BD que uso?</text:span></text:p>
        </text:list-item>
        <text:list-item>
          <text:p text:style-name="P3">Cree un T <text:span text:style-name="T2">en la BD Biblioteca,</text:span> que permita:</text:p>
          <text:list>
            <text:list-item>
              <text:p text:style-name="P3">Al agregar un préstamo, debe actualizar la cantidad existente de copias del libro <text:span text:style-name="T1">en la tabla libros</text:span>.</text:p>
            </text:list-item>
            <text:list-item>
              <text:p text:style-name="P4">Al actualizar un usuario, deberá aumentar el campo cambios de usuario.</text:p>
            </text:list-item>
            <text:list-item>
              <text:p text:style-name="P4">Al agregar un usuario a la tabla usuario, deberá agregar un socio en la tabla socio.</text:p>
            </text:list-item>
          </text:list>
        </text:list-item>
        <text:list-item>
          <text:p text:style-name="P5">Documente cada T real<text:span text:style-name="T3">i</text:span>z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31:23.052591359</meta:creation-date>
    <dc:date>2019-10-17T18:35:04.960980004</dc:date>
    <meta:editing-duration>PT10M33S</meta:editing-duration>
    <meta:editing-cycles>8</meta:editing-cycles>
    <meta:generator>LibreOffice/6.2.7.1$Linux_X86_64 LibreOffice_project/20$Build-1</meta:generator>
    <meta:document-statistic meta:table-count="0" meta:image-count="0" meta:object-count="0" meta:page-count="1" meta:paragraph-count="9" meta:word-count="101" meta:character-count="545" meta:non-whitespace-character-count="460"/>
  </office:meta>
</office:document-meta>
</file>